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9000001F2C1E58C4615D6F4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b59f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889in" draw:z-index="0"><draw:image xlink:href="Pictures/1000000000000359000001F2C1E58C4615D6F46D.png" xlink:type="simple" xlink:show="embed" xlink:actuate="onLoad"/></draw:frame></text:p>
      <text:p text:style-name="Standard"><text:tab/><text:tab/><text:tab/><text:tab/><text:span text:style-name="T1">Figure: EndPoint Coprocess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6:08:09.139726654</meta:creation-date>
    <dc:date>2016-05-09T16:09:07.259808728</dc:date>
    <meta:editing-duration>PT58S</meta:editing-duration>
    <meta:editing-cycles>1</meta:editing-cycles>
    <meta:document-statistic meta:table-count="0" meta:image-count="1" meta:object-count="0" meta:page-count="1" meta:paragraph-count="1" meta:word-count="3" meta:character-count="32" meta:non-whitespace-character-count="26"/>
    <meta:generator>LibreOffice/5.1.2.2$Linux_X86_64 LibreOffice_project/10m0$Build-2</meta:generator>
  </office:meta>
</office:document-meta>
</file>